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end="Arrow" draw:marker-end-width="0.3cm" draw:fill="none" draw:opacity="100%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.342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341cm" style:use-optimal-column-width="false"/>
    </style:style>
    <style:style style:name="co4" style:family="table-column">
      <style:table-column-properties style:column-width="2.103cm" style:use-optimal-column-width="false"/>
    </style:style>
    <style:style style:name="co5" style:family="table-column">
      <style:table-column-properties style:column-width="2.141cm" style:use-optimal-column-width="false"/>
    </style:style>
    <style:style style:name="co6" style:family="table-column">
      <style:table-column-properties style:column-width="2.143cm" style:use-optimal-column-width="false"/>
    </style:style>
    <style:style style:name="ro1" style:family="table-row">
      <style:table-row-properties style:row-height="3.109cm"/>
    </style:style>
    <style:style style:name="ro2" style:family="table-row">
      <style:table-row-properties style:row-height="1.67cm"/>
    </style:style>
    <style:style style:name="ro3" style:family="table-row">
      <style:table-row-properties style:row-height="1.668cm"/>
    </style:style>
    <style:style style:name="ro4" style:family="table-row">
      <style:table-row-properties style:row-height="1.511cm"/>
    </style:style>
    <style:style style:name="ro5" style:family="table-row">
      <style:table-row-properties style:row-height="1.508cm"/>
    </style:style>
    <style:style style:name="ro6" style:family="table-row">
      <style:table-row-properties style:row-height="1.685cm"/>
    </style:style>
    <style:style style:name="ro7" style:family="table-row">
      <style:table-row-properties style:row-height="1.061cm"/>
    </style:style>
    <style:style style:name="ro8" style:family="table-row">
      <style:table-row-properties style:row-height="0.896cm"/>
    </style:style>
    <style:style style:name="ce1" style:family="table-cell">
      <style:graphic-properties draw:fill="solid" draw:fill-color="#ff3333" style:repeat="repeat" draw:textarea-vertical-align="middle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draw:fill="solid" draw:fill-color="#ff3333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99ff66" style:repeat="repeat"/>
    </style:style>
    <style:style style:name="ce6" style:family="table-cell">
      <style:graphic-properties draw:fill="solid" draw:fill-color="#99ff66" style:repeat="repeat" draw:textarea-vertical-align="middle"/>
    </style:style>
    <style:style style:name="ce7" style:family="table-cell">
      <style:graphic-properties draw:fill="solid" draw:fill-color="#ffff99" style:repeat="repeat"/>
    </style:style>
    <style:style style:name="ce8" style:family="table-cell">
      <style:graphic-properties draw:fill="solid" draw:fill-color="#ffff99" style:repeat="repeat" draw:textarea-vertical-align="middle"/>
    </style:style>
    <style:style style:name="ce9" style:family="table-cell">
      <style:graphic-properties draw:fill="solid" draw:fill-color="#ff00cc" style:repeat="repeat"/>
    </style:style>
    <style:style style:name="ce10" style:family="table-cell">
      <style:graphic-properties draw:fill="solid" draw:fill-color="#ff00cc" style:repeat="repeat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728cm" svg:height="8.116cm" svg:x="1.26cm" svg:y="20.0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2">
                <text:p>CAPTION ATTRIBUTES</text:p>
              </table:table-cell>
              <table:covered-table-cell table:style-name="ce1"/>
              <table:table-cell table:number-columns-spanned="2">
                <text:p>ENGLISH MESSAGE ATTRIBUITES</text:p>
              </table:table-cell>
              <table:covered-table-cell/>
              <table:table-cell table:number-columns-spanned="2">
                <text:p>JAPANESE MESSAGE ATTRIBUITES</text:p>
              </table:table-cell>
              <table:covered-table-cell/>
              <table:table-cell table:number-columns-spanned="2">
                <text:p>CHINESE MESSAGE ATTRIBUITES</text:p>
              </table:table-cell>
              <table:covered-table-cell/>
            </table:table-row>
            <table:table-row table:style-name="ro2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411cm" svg:height="10.738cm" svg:x="1.388cm" svg:y="3.55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3">
              <table:table-cell table:number-columns-spanned="2">
                <text:p>Caption Attributes</text:p>
              </table:table-cell>
              <table:covered-table-cell/>
              <table:table-cell table:style-name="ce4" table:number-columns-spanned="2">
                <text:p>Message Attributes</text:p>
              </table:table-cell>
              <table:covered-table-cell table:style-name="ce4"/>
            </table:table-row>
            <table:table-row table:style-name="ro4" table:default-cell-style-name="ce5">
              <table:table-cell/>
              <table:table-cell table:style-name="ce6" table:number-columns-spanned="2" table:number-rows-spanned="2">
                <text:p>ENGLISH</text:p>
                <text:p>LANGUAGE</text:p>
              </table:table-cell>
              <table:covered-table-cell table:style-name="ce6"/>
              <table:table-cell/>
            </table:table-row>
            <table:table-row table:style-name="ro4" table:default-cell-style-name="ce5">
              <table:table-cell/>
              <table:covered-table-cell table:style-name="ce6"/>
              <table:covered-table-cell table:style-name="ce6"/>
              <table:table-cell/>
            </table:table-row>
            <table:table-row table:style-name="ro5" table:default-cell-style-name="ce7">
              <table:table-cell/>
              <table:table-cell table:style-name="ce8" table:number-columns-spanned="2" table:number-rows-spanned="2">
                <text:p>JAPANESE</text:p>
                <text:p>LANGUAGE</text:p>
              </table:table-cell>
              <table:covered-table-cell table:style-name="ce8"/>
              <table:table-cell/>
            </table:table-row>
            <table:table-row table:style-name="ro5" table:default-cell-style-name="ce7">
              <table:table-cell/>
              <table:covered-table-cell table:style-name="ce8"/>
              <table:covered-table-cell table:style-name="ce8"/>
              <table:table-cell/>
            </table:table-row>
            <table:table-row table:style-name="ro5" table:default-cell-style-name="ce10">
              <table:table-cell table:style-name="ce9"/>
              <table:table-cell table:number-columns-spanned="2" table:number-rows-spanned="2">
                <text:p>CHINESE</text:p>
                <text:p>LANGUAGE</text:p>
              </table:table-cell>
              <table:covered-table-cell/>
              <table:table-cell table:style-name="ce9"/>
            </table:table-row>
            <table:table-row table:style-name="ro5" table:default-cell-style-name="ce10">
              <table:table-cell table:style-name="ce9"/>
              <table:covered-table-cell/>
              <table:covered-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11cm" svg:height="3.806cm" svg:x="11.403cm" svg:y="3.58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6" table:default-cell-style-name="ce3">
              <table:table-cell table:number-columns-spanned="2">
                <text:p>Caption Attributes</text:p>
              </table:table-cell>
              <table:covered-table-cell/>
              <table:table-cell table:style-name="ce4" table:number-columns-spanned="2">
                <text:p>Message Attributes</text:p>
              </table:table-cell>
              <table:covered-table-cell table:style-name="ce4"/>
            </table:table-row>
            <table:table-row table:style-name="ro7" table:default-cell-style-name="ce5">
              <table:table-cell/>
              <table:table-cell table:style-name="ce6" table:number-columns-spanned="2" table:number-rows-spanned="2">
                <text:p>ENGLISH</text:p>
                <text:p>LANGUAGE</text:p>
              </table:table-cell>
              <table:covered-table-cell table:style-name="ce6"/>
              <table:table-cell/>
            </table:table-row>
            <table:table-row table:style-name="ro7" table:default-cell-style-name="ce5">
              <table:table-cell/>
              <table:covered-table-cell table:style-name="ce6"/>
              <table:covered-table-cell table:style-name="ce6"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65cm" svg:height="3.476cm" svg:x="11.244cm" svg:y="8.22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Caption Attributes</text:p>
              </table:table-cell>
              <table:covered-table-cell/>
              <table:table-cell table:style-name="ce4" table:number-columns-spanned="2">
                <text:p>Message Attributes</text:p>
              </table:table-cell>
              <table:covered-table-cell table:style-name="ce4"/>
            </table:table-row>
            <table:table-row table:style-name="ro8" table:default-cell-style-name="ce5">
              <table:table-cell/>
              <table:table-cell table:style-name="ce6" table:number-columns-spanned="2" table:number-rows-spanned="2">
                <text:p>ENGLISH</text:p>
                <text:p>LANGUAGE</text:p>
              </table:table-cell>
              <table:covered-table-cell table:style-name="ce6"/>
              <table:table-cell/>
            </table:table-row>
            <table:table-row table:style-name="ro8" table:default-cell-style-name="ce5">
              <table:table-cell/>
              <table:covered-table-cell table:style-name="ce6"/>
              <table:covered-table-cell table:style-name="ce6"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411cm" svg:height="3.806cm" svg:x="11.405cm" svg:y="12.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6" table:default-cell-style-name="ce3">
              <table:table-cell table:number-columns-spanned="2">
                <text:p>Caption Attributes</text:p>
              </table:table-cell>
              <table:covered-table-cell/>
              <table:table-cell table:style-name="ce4" table:number-columns-spanned="2">
                <text:p>Message Attributes</text:p>
              </table:table-cell>
              <table:covered-table-cell table:style-name="ce4"/>
            </table:table-row>
            <table:table-row table:style-name="ro7" table:default-cell-style-name="ce5">
              <table:table-cell/>
              <table:table-cell table:style-name="ce6" table:number-columns-spanned="2" table:number-rows-spanned="2">
                <text:p>ENGLISH</text:p>
                <text:p>LANGUAGE</text:p>
              </table:table-cell>
              <table:covered-table-cell table:style-name="ce6"/>
              <table:table-cell/>
            </table:table-row>
            <table:table-row table:style-name="ro7" table:default-cell-style-name="ce5">
              <table:table-cell/>
              <table:covered-table-cell table:style-name="ce6"/>
              <table:covered-table-cell table:style-name="ce6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15.3cm" svg:y1="16.8cm" svg:x2="10.8cm" svg:y2="19.8cm">
          <text:p/>
        </draw:line>
        <draw:line draw:style-name="gr2" draw:text-style-name="P1" draw:layer="layout" svg:x1="5.6cm" svg:y1="15.2cm" svg:x2="9.4cm" svg:y2="19.8cm">
          <text:p/>
        </draw:line>
        <draw:frame draw:style-name="gr3" draw:layer="layout" svg:width="5.531cm" svg:height="0.963cm" svg:x="1.9cm" svg:y="2cm">
          <draw:text-box>
            <text:p>First Type of input</text:p>
          </draw:text-box>
        </draw:frame>
        <draw:frame draw:style-name="gr3" draw:layer="layout" svg:width="6.441cm" svg:height="0.963cm" svg:x="12.169cm" svg:y="1.9cm">
          <draw:text-box>
            <text:p>Second Type of input</text:p>
          </draw:text-box>
        </draw:frame>
        <draw:frame draw:style-name="gr3" draw:layer="layout" svg:width="5.074cm" svg:height="0.963cm" svg:x="1.869cm" svg:y="18.5cm">
          <draw:text-box>
            <text:p>FINAL OUTPUT</text:p>
          </draw:text-box>
        </draw:frame>
        <draw:line draw:style-name="gr2" draw:text-style-name="P1" draw:layer="layout" svg:x1="10.3cm" svg:y1="15.2cm" svg:x2="11.3cm" svg:y2="14.6cm">
          <text:p/>
        </draw:line>
        <draw:frame draw:style-name="gr3" draw:layer="layout" svg:width="4.752cm" svg:height="0.963cm" svg:x="7.7cm" svg:y="15.137cm">
          <draw:text-box>
            <text:p>Different tables</text:p>
          </draw:text-box>
        </draw:frame>
        <draw:line draw:style-name="gr2" draw:text-style-name="P1" draw:layer="layout" svg:x1="9.7cm" svg:y1="15.2cm" svg:x2="12.4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321 3493" svg:d="M1321 3493h-1321l661-349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ubham baldava</meta:initial-creator>
    <meta:creation-date>2014-12-22T16:16:45.07</meta:creation-date>
    <dc:date>2014-12-22T17:21:07.57</dc:date>
    <dc:creator>shubham baldava</dc:creator>
    <meta:editing-duration>PT2M54S</meta:editing-duration>
    <meta:editing-cycles>1</meta:editing-cycles>
    <meta:document-statistic meta:object-count="13"/>
    <meta:generator>OpenOffice/4.1.1$Win32 OpenOffice.org_project/411m6$Build-9775</meta:generator>
  </office:meta>
</office:document-meta>
</file>